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Google Sans Text1" svg:font-family="'Google Sans Text'"/>
    <style:font-face style:name="Arial" svg:font-family="Arial" style:font-family-generic="roman" style:font-pitch="variable"/>
    <style:font-face style:name="Georgia" svg:font-family="Georgia"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Georgia1" svg:font-family="Georgia" style:font-family-generic="system" style:font-pitch="variable"/>
    <style:font-face style:name="Google Sans Text2" svg:font-family="'Google Sans Text'"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margin-top="0in" fo:margin-bottom="0.1665in" loext:contextual-spacing="false" fo:line-height="115%"/>
    </style:style>
    <style:style style:name="P2" style:family="paragraph" style:parent-style-name="Standard" style:master-page-name="Standard">
      <style:paragraph-properties fo:margin-top="0in" fo:margin-bottom="0.1665in" loext:contextual-spacing="false" fo:line-height="115%" style:page-number="1"/>
    </style:style>
    <style:style style:name="P3" style:family="paragraph" style:parent-style-name="Standard">
      <style:paragraph-properties fo:margin-left="0.5in" fo:margin-right="0in" fo:margin-top="0in" fo:margin-bottom="0.1665in" loext:contextual-spacing="false" fo:line-height="115%" fo:text-indent="-0.25in" style:auto-text-indent="false"/>
    </style:style>
    <style:style style:name="P4"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5"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6" style:family="paragraph" style:parent-style-name="Standard" style:list-style-name="WWNum12">
      <style:paragraph-properties fo:margin-left="0.5in" fo:margin-right="0in" fo:margin-top="0in" fo:margin-bottom="0.1665in" loext:contextual-spacing="false" fo:line-height="115%" fo:text-indent="-0.25in" style:auto-text-indent="false"/>
    </style:style>
    <style:style style:name="P7" style:family="paragraph" style:parent-style-name="Standard" style:list-style-name="WWNum15">
      <style:paragraph-properties fo:margin-left="0.5in" fo:margin-right="0in" fo:margin-top="0in" fo:margin-bottom="0.1665in" loext:contextual-spacing="false" fo:line-height="115%" fo:text-indent="-0.25in" style:auto-text-indent="false"/>
    </style:style>
    <style:style style:name="P8" style:family="paragraph" style:parent-style-name="Standard" style:list-style-name="WWNum35">
      <style:paragraph-properties fo:margin-left="0.5in" fo:margin-right="0in" fo:margin-top="0in" fo:margin-bottom="0.1665in" loext:contextual-spacing="false" fo:line-height="115%" fo:text-indent="-0.25in" style:auto-text-indent="false"/>
    </style:style>
    <style:style style:name="P9" style:family="paragraph" style:parent-style-name="Standard" style:list-style-name="WWNum16">
      <style:paragraph-properties fo:margin-left="0.5in" fo:margin-right="0in" fo:margin-top="0in" fo:margin-bottom="0.1665in" loext:contextual-spacing="false" fo:line-height="115%" fo:text-indent="-0.25in" style:auto-text-indent="false"/>
    </style:style>
    <style:style style:name="P10"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11" style:family="paragraph" style:parent-style-name="Standard" style:list-style-name="WWNum20">
      <style:paragraph-properties fo:margin-left="0.5in" fo:margin-right="0in" fo:margin-top="0in" fo:margin-bottom="0.1665in" loext:contextual-spacing="false" fo:line-height="115%" fo:text-indent="-0.25in" style:auto-text-indent="false"/>
    </style:style>
    <style:style style:name="P12" style:family="paragraph" style:parent-style-name="Standard" style:list-style-name="WWNum23">
      <style:paragraph-properties fo:margin-left="0.5in" fo:margin-right="0in" fo:margin-top="0in" fo:margin-bottom="0.1665in" loext:contextual-spacing="false" fo:line-height="115%" fo:text-indent="-0.25in" style:auto-text-indent="false"/>
    </style:style>
    <style:style style:name="P13"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4" style:family="paragraph" style:parent-style-name="Standard" style:list-style-name="WWNum36">
      <style:paragraph-properties fo:margin-left="0.5in" fo:margin-right="0in" fo:margin-top="0in" fo:margin-bottom="0.1665in" loext:contextual-spacing="false" fo:line-height="115%" fo:text-indent="-0.25in" style:auto-text-indent="false"/>
    </style:style>
    <style:style style:name="P15" style:family="paragraph" style:parent-style-name="Standard" style:list-style-name="WWNum3">
      <style:paragraph-properties fo:margin-left="0.5in" fo:margin-right="0in" fo:margin-top="0in" fo:margin-bottom="0.1665in" loext:contextual-spacing="false" fo:line-height="115%" fo:text-indent="-0.25in" style:auto-text-indent="false"/>
    </style:style>
    <style:style style:name="P16"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17"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18" style:family="paragraph" style:parent-style-name="Standard" style:list-style-name="WWNum19">
      <style:paragraph-properties fo:margin-left="0.5in" fo:margin-right="0in" fo:margin-top="0in" fo:margin-bottom="0.1665in" loext:contextual-spacing="false" fo:line-height="115%" fo:text-indent="-0.25in" style:auto-text-indent="false"/>
    </style:style>
    <style:style style:name="P19" style:family="paragraph" style:parent-style-name="Standard" style:list-style-name="WWNum6">
      <style:paragraph-properties fo:margin-left="0.5in" fo:margin-right="0in" fo:margin-top="0in" fo:margin-bottom="0.1665in" loext:contextual-spacing="false" fo:line-height="115%" fo:text-indent="-0.25in" style:auto-text-indent="false"/>
    </style:style>
    <style:style style:name="P20"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21" style:family="paragraph" style:parent-style-name="Standard" style:list-style-name="WWNum11">
      <style:paragraph-properties fo:margin-left="0.5in" fo:margin-right="0in" fo:margin-top="0in" fo:margin-bottom="0.1665in" loext:contextual-spacing="false" fo:line-height="115%" fo:text-indent="-0.25in" style:auto-text-indent="false"/>
    </style:style>
    <style:style style:name="P22" style:family="paragraph" style:parent-style-name="Standard">
      <style:paragraph-properties fo:margin-left="0.5in" fo:margin-right="0in" fo:margin-top="0in" fo:margin-bottom="0.1665in" loext:contextual-spacing="false" fo:line-height="115%" fo:text-indent="-0.25in" style:auto-text-indent="false"/>
      <style:text-properties style:font-name="Google Sans Text" fo:font-weight="bold" style:font-name-asian="Google Sans Text2" style:font-weight-asian="bold" style:font-name-complex="Google Sans Text2" style:font-weight-complex="bold"/>
    </style:style>
    <style:style style:name="P23"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24" style:family="paragraph" style:parent-style-name="Standard" style:list-style-name="WWNum27">
      <style:paragraph-properties fo:margin-left="0.5in" fo:margin-right="0in" fo:margin-top="0in" fo:margin-bottom="0in" loext:contextual-spacing="false" fo:line-height="115%" fo:text-indent="-0.25in" style:auto-text-indent="false"/>
    </style:style>
    <style:style style:name="P25" style:family="paragraph" style:parent-style-name="Standard" style:list-style-name="WWNum12">
      <style:paragraph-properties fo:margin-left="0.5in" fo:margin-right="0in" fo:margin-top="0in" fo:margin-bottom="0in" loext:contextual-spacing="false" fo:line-height="115%" fo:text-indent="-0.25in" style:auto-text-indent="false"/>
    </style:style>
    <style:style style:name="P26" style:family="paragraph" style:parent-style-name="Standard" style:list-style-name="WWNum15">
      <style:paragraph-properties fo:margin-left="0.5in" fo:margin-right="0in" fo:margin-top="0in" fo:margin-bottom="0in" loext:contextual-spacing="false" fo:line-height="115%" fo:text-indent="-0.25in" style:auto-text-indent="false"/>
    </style:style>
    <style:style style:name="P27" style:family="paragraph" style:parent-style-name="Standard" style:list-style-name="WWNum35">
      <style:paragraph-properties fo:margin-left="0.5in" fo:margin-right="0in" fo:margin-top="0in" fo:margin-bottom="0in" loext:contextual-spacing="false" fo:line-height="115%" fo:text-indent="-0.25in" style:auto-text-indent="false"/>
    </style:style>
    <style:style style:name="P28" style:family="paragraph" style:parent-style-name="Standard" style:list-style-name="WWNum16">
      <style:paragraph-properties fo:margin-left="0.5in" fo:margin-right="0in" fo:margin-top="0in" fo:margin-bottom="0in" loext:contextual-spacing="false" fo:line-height="115%" fo:text-indent="-0.25in" style:auto-text-indent="false"/>
    </style:style>
    <style:style style:name="P29"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30" style:family="paragraph" style:parent-style-name="Standard" style:list-style-name="WWNum20">
      <style:paragraph-properties fo:margin-left="0.5in" fo:margin-right="0in" fo:margin-top="0in" fo:margin-bottom="0in" loext:contextual-spacing="false" fo:line-height="115%" fo:text-indent="-0.25in" style:auto-text-indent="false"/>
    </style:style>
    <style:style style:name="P31" style:family="paragraph" style:parent-style-name="Standard" style:list-style-name="WWNum23">
      <style:paragraph-properties fo:margin-left="0.5in" fo:margin-right="0in" fo:margin-top="0in" fo:margin-bottom="0in" loext:contextual-spacing="false" fo:line-height="115%" fo:text-indent="-0.25in" style:auto-text-indent="false"/>
    </style:style>
    <style:style style:name="P32"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33" style:family="paragraph" style:parent-style-name="Standard" style:list-style-name="WWNum36">
      <style:paragraph-properties fo:margin-left="0.5in" fo:margin-right="0in" fo:margin-top="0in" fo:margin-bottom="0in" loext:contextual-spacing="false" fo:line-height="115%" fo:text-indent="-0.25in" style:auto-text-indent="false"/>
    </style:style>
    <style:style style:name="P34" style:family="paragraph" style:parent-style-name="Standard" style:list-style-name="WWNum3">
      <style:paragraph-properties fo:margin-left="0.5in" fo:margin-right="0in" fo:margin-top="0in" fo:margin-bottom="0in" loext:contextual-spacing="false" fo:line-height="115%" fo:text-indent="-0.25in" style:auto-text-indent="false"/>
    </style:style>
    <style:style style:name="P35"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36"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37" style:family="paragraph" style:parent-style-name="Standard" style:list-style-name="WWNum19">
      <style:paragraph-properties fo:margin-left="0.5in" fo:margin-right="0in" fo:margin-top="0in" fo:margin-bottom="0in" loext:contextual-spacing="false" fo:line-height="115%" fo:text-indent="-0.25in" style:auto-text-indent="false"/>
    </style:style>
    <style:style style:name="P38"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39"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40" style:family="paragraph" style:parent-style-name="Standard" style:list-style-name="WWNum11">
      <style:paragraph-properties fo:margin-left="0.5in" fo:margin-right="0in" fo:margin-top="0in" fo:margin-bottom="0in" loext:contextual-spacing="false" fo:line-height="115%" fo:text-indent="-0.25in" style:auto-text-indent="false"/>
    </style:style>
    <style:style style:name="P41" style:family="paragraph" style:parent-style-name="Standard" style:list-style-name="WWNum33">
      <style:paragraph-properties fo:margin-left="0.5in" fo:margin-right="0in" fo:margin-top="0in" fo:margin-bottom="0in" loext:contextual-spacing="false" fo:line-height="115%" fo:text-indent="-0.25in" style:auto-text-indent="false"/>
    </style:style>
    <style:style style:name="P42" style:family="paragraph" style:parent-style-name="Standard" style:list-style-name="WWNum34">
      <style:paragraph-properties fo:margin-left="0.5in" fo:margin-right="0in" fo:margin-top="0in" fo:margin-bottom="0in" loext:contextual-spacing="false" fo:line-height="115%" fo:text-indent="-0.25in" style:auto-text-indent="false"/>
    </style:style>
    <style:style style:name="P43" style:family="paragraph" style:parent-style-name="Standard" style:list-style-name="WWNum25">
      <style:paragraph-properties fo:margin-left="0.5in" fo:margin-right="0in" fo:margin-top="0in" fo:margin-bottom="0in" loext:contextual-spacing="false" fo:line-height="115%" fo:text-indent="-0.25in" style:auto-text-indent="false"/>
    </style:style>
    <style:style style:name="P44" style:family="paragraph" style:parent-style-name="Standard" style:list-style-name="WWNum8">
      <style:paragraph-properties fo:margin-left="0.5in" fo:margin-right="0in" fo:margin-top="0in" fo:margin-bottom="0in" loext:contextual-spacing="false" fo:line-height="115%" fo:text-indent="-0.25in" style:auto-text-indent="false"/>
    </style:style>
    <style:style style:name="P45"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46" style:family="paragraph" style:parent-style-name="Standard" style:list-style-name="WWNum24">
      <style:paragraph-properties fo:margin-left="0.5in" fo:margin-right="0in" fo:margin-top="0in" fo:margin-bottom="0in" loext:contextual-spacing="false" fo:line-height="115%" fo:text-indent="-0.25in" style:auto-text-indent="false"/>
    </style:style>
    <style:style style:name="P47" style:family="paragraph" style:parent-style-name="Standard" style:list-style-name="WWNum31">
      <style:paragraph-properties fo:margin-left="0.5in" fo:margin-right="0in" fo:margin-top="0in" fo:margin-bottom="0in" loext:contextual-spacing="false" fo:line-height="115%" fo:text-indent="-0.25in" style:auto-text-indent="false"/>
    </style:style>
    <style:style style:name="P48" style:family="paragraph" style:parent-style-name="Standard" style:list-style-name="WWNum32">
      <style:paragraph-properties fo:margin-left="0.5in" fo:margin-right="0in" fo:margin-top="0in" fo:margin-bottom="0in" loext:contextual-spacing="false" fo:line-height="115%" fo:text-indent="-0.25in" style:auto-text-indent="false"/>
    </style:style>
    <style:style style:name="P49" style:family="paragraph" style:parent-style-name="Standard" style:list-style-name="WWNum13">
      <style:paragraph-properties fo:margin-left="0.5in" fo:margin-right="0in" fo:margin-top="0in" fo:margin-bottom="0in" loext:contextual-spacing="false" fo:line-height="115%" fo:text-indent="-0.25in" style:auto-text-indent="false"/>
    </style:style>
    <style:style style:name="P50"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51" style:family="paragraph" style:parent-style-name="Standard" style:list-style-name="WWNum14">
      <style:paragraph-properties fo:margin-left="0.5in" fo:margin-right="0in" fo:margin-top="0in" fo:margin-bottom="0in" loext:contextual-spacing="false" fo:line-height="115%" fo:text-indent="-0.25in" style:auto-text-indent="false"/>
    </style:style>
    <style:style style:name="P52"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53" style:family="paragraph" style:parent-style-name="Standard" style:list-style-name="WWNum21">
      <style:paragraph-properties fo:margin-left="0.5in" fo:margin-right="0in" fo:margin-top="0in" fo:margin-bottom="0in" loext:contextual-spacing="false" fo:line-height="115%" fo:text-indent="-0.25in" style:auto-text-indent="false"/>
    </style:style>
    <style:style style:name="P54"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55"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56" style:family="paragraph" style:parent-style-name="Standard" style:list-style-name="WWNum17">
      <style:paragraph-properties fo:margin-left="0.5in" fo:margin-right="0in" fo:margin-top="0in" fo:margin-bottom="0in" loext:contextual-spacing="false" fo:line-height="115%" fo:text-indent="-0.25in" style:auto-text-indent="false"/>
    </style:style>
    <style:style style:name="P57"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58" style:family="paragraph" style:parent-style-name="Standard" style:list-style-name="WWNum9">
      <style:paragraph-properties fo:margin-left="0.5in" fo:margin-right="0in" fo:margin-top="0in" fo:margin-bottom="0in" loext:contextual-spacing="false" fo:line-height="115%" fo:text-indent="-0.25in" style:auto-text-indent="false"/>
    </style:style>
    <style:style style:name="P59" style:family="paragraph" style:parent-style-name="Standard" style:list-style-name="WWNum33">
      <style:paragraph-properties fo:margin-left="1in" fo:margin-right="0in" fo:margin-top="0in" fo:margin-bottom="0in" loext:contextual-spacing="false" fo:line-height="115%" fo:text-indent="-0.25in" style:auto-text-indent="false"/>
    </style:style>
    <style:style style:name="P60" style:family="paragraph" style:parent-style-name="Standard" style:list-style-name="WWNum34">
      <style:paragraph-properties fo:margin-left="1in" fo:margin-right="0in" fo:margin-top="0in" fo:margin-bottom="0in" loext:contextual-spacing="false" fo:line-height="115%" fo:text-indent="-0.25in" style:auto-text-indent="false"/>
    </style:style>
    <style:style style:name="P61" style:family="paragraph" style:parent-style-name="Standard" style:list-style-name="WWNum25">
      <style:paragraph-properties fo:margin-left="1in" fo:margin-right="0in" fo:margin-top="0in" fo:margin-bottom="0in" loext:contextual-spacing="false" fo:line-height="115%" fo:text-indent="-0.25in" style:auto-text-indent="false"/>
    </style:style>
    <style:style style:name="P62" style:family="paragraph" style:parent-style-name="Standard" style:list-style-name="WWNum8">
      <style:paragraph-properties fo:margin-left="1in" fo:margin-right="0in" fo:margin-top="0in" fo:margin-bottom="0in" loext:contextual-spacing="false" fo:line-height="115%" fo:text-indent="-0.25in" style:auto-text-indent="false"/>
    </style:style>
    <style:style style:name="P63" style:family="paragraph" style:parent-style-name="Standard" style:list-style-name="WWNum26">
      <style:paragraph-properties fo:margin-left="1in" fo:margin-right="0in" fo:margin-top="0in" fo:margin-bottom="0in" loext:contextual-spacing="false" fo:line-height="115%" fo:text-indent="-0.25in" style:auto-text-indent="false"/>
    </style:style>
    <style:style style:name="P64" style:family="paragraph" style:parent-style-name="Standard" style:list-style-name="WWNum24">
      <style:paragraph-properties fo:margin-left="1in" fo:margin-right="0in" fo:margin-top="0in" fo:margin-bottom="0in" loext:contextual-spacing="false" fo:line-height="115%" fo:text-indent="-0.25in" style:auto-text-indent="false"/>
    </style:style>
    <style:style style:name="P65" style:family="paragraph" style:parent-style-name="Standard" style:list-style-name="WWNum31">
      <style:paragraph-properties fo:margin-left="1in" fo:margin-right="0in" fo:margin-top="0in" fo:margin-bottom="0in" loext:contextual-spacing="false" fo:line-height="115%" fo:text-indent="-0.25in" style:auto-text-indent="false"/>
    </style:style>
    <style:style style:name="P66" style:family="paragraph" style:parent-style-name="Standard" style:list-style-name="WWNum32">
      <style:paragraph-properties fo:margin-left="1in" fo:margin-right="0in" fo:margin-top="0in" fo:margin-bottom="0in" loext:contextual-spacing="false" fo:line-height="115%" fo:text-indent="-0.25in" style:auto-text-indent="false"/>
    </style:style>
    <style:style style:name="P67" style:family="paragraph" style:parent-style-name="Standard" style:list-style-name="WWNum13">
      <style:paragraph-properties fo:margin-left="1in" fo:margin-right="0in" fo:margin-top="0in" fo:margin-bottom="0in" loext:contextual-spacing="false" fo:line-height="115%" fo:text-indent="-0.25in" style:auto-text-indent="false"/>
    </style:style>
    <style:style style:name="P68" style:family="paragraph" style:parent-style-name="Standard" style:list-style-name="WWNum10">
      <style:paragraph-properties fo:margin-left="1in" fo:margin-right="0in" fo:margin-top="0in" fo:margin-bottom="0in" loext:contextual-spacing="false" fo:line-height="115%" fo:text-indent="-0.25in" style:auto-text-indent="false"/>
    </style:style>
    <style:style style:name="P69" style:family="paragraph" style:parent-style-name="Standard" style:list-style-name="WWNum14">
      <style:paragraph-properties fo:margin-left="1in" fo:margin-right="0in" fo:margin-top="0in" fo:margin-bottom="0in" loext:contextual-spacing="false" fo:line-height="115%" fo:text-indent="-0.25in" style:auto-text-indent="false"/>
    </style:style>
    <style:style style:name="P70" style:family="paragraph" style:parent-style-name="Standard" style:list-style-name="WWNum29">
      <style:paragraph-properties fo:margin-left="1in" fo:margin-right="0in" fo:margin-top="0in" fo:margin-bottom="0in" loext:contextual-spacing="false" fo:line-height="115%" fo:text-indent="-0.25in" style:auto-text-indent="false"/>
    </style:style>
    <style:style style:name="P71" style:family="paragraph" style:parent-style-name="Standard" style:list-style-name="WWNum21">
      <style:paragraph-properties fo:margin-left="1in" fo:margin-right="0in" fo:margin-top="0in" fo:margin-bottom="0in" loext:contextual-spacing="false" fo:line-height="115%" fo:text-indent="-0.25in" style:auto-text-indent="false"/>
    </style:style>
    <style:style style:name="P72"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73"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74"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75" style:family="paragraph" style:parent-style-name="Standard" style:list-style-name="WWNum9">
      <style:paragraph-properties fo:margin-left="1in" fo:margin-right="0in" fo:margin-top="0in" fo:margin-bottom="0in" loext:contextual-spacing="false" fo:line-height="115%" fo:text-indent="-0.25in" style:auto-text-indent="false"/>
    </style:style>
    <style:style style:name="P76" style:family="paragraph" style:parent-style-name="Standard" style:list-style-name="WWNum33">
      <style:paragraph-properties fo:margin-left="1in" fo:margin-right="0in" fo:margin-top="0in" fo:margin-bottom="0.1665in" loext:contextual-spacing="false" fo:line-height="115%" fo:text-indent="-0.25in" style:auto-text-indent="false"/>
    </style:style>
    <style:style style:name="P77" style:family="paragraph" style:parent-style-name="Standard" style:list-style-name="WWNum34">
      <style:paragraph-properties fo:margin-left="1in" fo:margin-right="0in" fo:margin-top="0in" fo:margin-bottom="0.1665in" loext:contextual-spacing="false" fo:line-height="115%" fo:text-indent="-0.25in" style:auto-text-indent="false"/>
    </style:style>
    <style:style style:name="P78" style:family="paragraph" style:parent-style-name="Standard" style:list-style-name="WWNum25">
      <style:paragraph-properties fo:margin-left="1in" fo:margin-right="0in" fo:margin-top="0in" fo:margin-bottom="0.1665in" loext:contextual-spacing="false" fo:line-height="115%" fo:text-indent="-0.25in" style:auto-text-indent="false"/>
    </style:style>
    <style:style style:name="P79" style:family="paragraph" style:parent-style-name="Standard" style:list-style-name="WWNum8">
      <style:paragraph-properties fo:margin-left="1in" fo:margin-right="0in" fo:margin-top="0in" fo:margin-bottom="0.1665in" loext:contextual-spacing="false" fo:line-height="115%" fo:text-indent="-0.25in" style:auto-text-indent="false"/>
    </style:style>
    <style:style style:name="P80" style:family="paragraph" style:parent-style-name="Standard" style:list-style-name="WWNum26">
      <style:paragraph-properties fo:margin-left="1in" fo:margin-right="0in" fo:margin-top="0in" fo:margin-bottom="0.1665in" loext:contextual-spacing="false" fo:line-height="115%" fo:text-indent="-0.25in" style:auto-text-indent="false"/>
    </style:style>
    <style:style style:name="P81" style:family="paragraph" style:parent-style-name="Standard" style:list-style-name="WWNum24">
      <style:paragraph-properties fo:margin-left="1in" fo:margin-right="0in" fo:margin-top="0in" fo:margin-bottom="0.1665in" loext:contextual-spacing="false" fo:line-height="115%" fo:text-indent="-0.25in" style:auto-text-indent="false"/>
    </style:style>
    <style:style style:name="P82" style:family="paragraph" style:parent-style-name="Standard" style:list-style-name="WWNum31">
      <style:paragraph-properties fo:margin-left="1in" fo:margin-right="0in" fo:margin-top="0in" fo:margin-bottom="0.1665in" loext:contextual-spacing="false" fo:line-height="115%" fo:text-indent="-0.25in" style:auto-text-indent="false"/>
    </style:style>
    <style:style style:name="P83" style:family="paragraph" style:parent-style-name="Standard" style:list-style-name="WWNum32">
      <style:paragraph-properties fo:margin-left="1in" fo:margin-right="0in" fo:margin-top="0in" fo:margin-bottom="0.1665in" loext:contextual-spacing="false" fo:line-height="115%" fo:text-indent="-0.25in" style:auto-text-indent="false"/>
    </style:style>
    <style:style style:name="P84" style:family="paragraph" style:parent-style-name="Standard" style:list-style-name="WWNum13">
      <style:paragraph-properties fo:margin-left="1in" fo:margin-right="0in" fo:margin-top="0in" fo:margin-bottom="0.1665in" loext:contextual-spacing="false" fo:line-height="115%" fo:text-indent="-0.25in" style:auto-text-indent="false"/>
    </style:style>
    <style:style style:name="P85" style:family="paragraph" style:parent-style-name="Standard" style:list-style-name="WWNum10">
      <style:paragraph-properties fo:margin-left="1in" fo:margin-right="0in" fo:margin-top="0in" fo:margin-bottom="0.1665in" loext:contextual-spacing="false" fo:line-height="115%" fo:text-indent="-0.25in" style:auto-text-indent="false"/>
    </style:style>
    <style:style style:name="P86" style:family="paragraph" style:parent-style-name="Standard" style:list-style-name="WWNum14">
      <style:paragraph-properties fo:margin-left="1in" fo:margin-right="0in" fo:margin-top="0in" fo:margin-bottom="0.1665in" loext:contextual-spacing="false" fo:line-height="115%" fo:text-indent="-0.25in" style:auto-text-indent="false"/>
    </style:style>
    <style:style style:name="P87" style:family="paragraph" style:parent-style-name="Standard" style:list-style-name="WWNum29">
      <style:paragraph-properties fo:margin-left="1in" fo:margin-right="0in" fo:margin-top="0in" fo:margin-bottom="0.1665in" loext:contextual-spacing="false" fo:line-height="115%" fo:text-indent="-0.25in" style:auto-text-indent="false"/>
    </style:style>
    <style:style style:name="P88" style:family="paragraph" style:parent-style-name="Standard" style:list-style-name="WWNum21">
      <style:paragraph-properties fo:margin-left="1in" fo:margin-right="0in" fo:margin-top="0in" fo:margin-bottom="0.1665in" loext:contextual-spacing="false" fo:line-height="115%" fo:text-indent="-0.25in" style:auto-text-indent="false"/>
    </style:style>
    <style:style style:name="P89"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90"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91" style:family="paragraph" style:parent-style-name="Standard" style:list-style-name="WWNum17">
      <style:paragraph-properties fo:margin-left="1in" fo:margin-right="0in" fo:margin-top="0in" fo:margin-bottom="0.1665in" loext:contextual-spacing="false" fo:line-height="115%" fo:text-indent="-0.25in" style:auto-text-indent="false"/>
    </style:style>
    <style:style style:name="P92"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93" style:family="paragraph" style:parent-style-name="Standard" style:list-style-name="WWNum9">
      <style:paragraph-properties fo:margin-left="1in" fo:margin-right="0in" fo:margin-top="0in" fo:margin-bottom="0.1665in" loext:contextual-spacing="false" fo:line-height="115%" fo:text-indent="-0.25in" style:auto-text-indent="false"/>
    </style:style>
    <style:style style:name="P94" style:family="paragraph" style:parent-style-name="Standard">
      <style:paragraph-properties fo:line-height="114%" fo:padding="0in" fo:border="none"/>
    </style:style>
    <style:style style:name="P95" style:family="paragraph" style:parent-style-name="Heading_20_3">
      <style:paragraph-properties fo:margin-left="0.5in" fo:margin-right="0in" fo:margin-top="0in" fo:margin-bottom="0.0555in" loext:contextual-spacing="false" fo:line-height="115%" fo:text-indent="-0.25in" style:auto-text-indent="false"/>
    </style:style>
    <style:style style:name="P96" style:family="paragraph" style:parent-style-name="Heading_20_4">
      <style:paragraph-properties fo:margin-left="0.5in" fo:margin-right="0in" fo:margin-top="0in" fo:margin-bottom="0.028in" loext:contextual-spacing="false" fo:line-height="115%" fo:text-indent="-0.25in" style:auto-text-indent="false"/>
    </style:style>
    <style:style style:name="P97" style:family="paragraph">
      <loext:graphic-properties draw:fill="solid" draw:fill-color="#a0a0a0"/>
      <style:paragraph-properties fo:text-align="center"/>
    </style:style>
    <style:style style:name="T1" style:family="text">
      <style:text-properties style:font-name="Google Sans Text" fo:font-weight="bold" style:font-name-asian="Google Sans Text2" style:font-weight-asian="bold" style:font-name-complex="Google Sans Text2" style:font-weight-complex="bold"/>
    </style:style>
    <style:style style:name="T2" style:family="text">
      <style:text-properties style:font-name="Google Sans Text" fo:font-size="13pt" style:font-name-asian="Google Sans Text2" style:font-size-asian="13pt" style:font-name-complex="Google Sans Text2" style:font-size-complex="13pt"/>
    </style:style>
    <style:style style:name="T3" style:family="text">
      <style:text-properties style:font-name="Google Sans Text" fo:font-style="italic" fo:font-weight="bold" style:font-name-asian="Google Sans Text2" style:font-style-asian="italic" style:font-weight-asian="bold" style:font-name-complex="Google Sans Text2" style:font-style-complex="italic" style:font-weight-complex="bold"/>
    </style:style>
    <style:style style:name="T4" style:family="text">
      <style:text-properties style:font-name="Google Sans Text" fo:font-size="11pt" style:font-name-asian="Google Sans Text2" style:font-size-asian="11pt" style:font-name-complex="Google Sans Text2" style:font-size-complex="11pt"/>
    </style:style>
    <style:style style:name="T5" style:family="text">
      <style:text-properties fo:font-weight="bold" style:font-weight-asian="bold" style:font-weight-complex="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ere is the detailed professional breakdown for the 18 Community Events.</text:span></text:p>
      <text:p text:style-name="P1"><text:span text:style-name="T1">The tone has been elevated to appeal to academic partners and corporate sponsors, emphasizing tangible skill acquisition and professional development over simple "participation."</text:span></text:p>
      <text:p text:style-name="P3"><draw:rect text:anchor-type="as-char" style:rel-width="100%" draw:z-index="0" draw:style-name="gr1" draw:text-style-name="P97" svg:width="0.0012in" svg:height="0.0213in"><text:p/></draw:rect></text:p>
      <text:p text:style-name="P95"><text:bookmark text:name="_tylc1t1oyb43"/><text:span text:style-name="T2">Category A: Technical Competitions &amp; Summits (7 Events)</text:span></text:p>
      <text:p text:style-name="P1"><text:span text:style-name="T3">Focused on applied engineering, competitive strategy, and future-tech readiness.</text:span></text:p>
      <text:p text:style-name="P1"><text:span text:style-name="T1">1. Cyber War Games: The 24-Hour CTF</text:span></text:p>
      <text:list xml:id="list2257291292" text:style-name="WWNum4">
        <text:list-item>
          <text:p text:style-name="P23"><text:span text:style-name="T1">Concept: A flagship endurance competition simulating a multi-vector cyberattack scenario.</text:span></text:p>
        </text:list-item>
        <text:list-item>
          <text:p text:style-name="P23"><text:span text:style-name="T1">Format: 24-Hour Capture The Flag (Jeopardy &amp; Attack-Defense Style).</text:span></text:p>
        </text:list-item>
        <text:list-item>
          <text:p text:style-name="P23"><text:span text:style-name="T1">Tangible Output: A global leaderboard ranking and a "Performance Analysis Report" identifying individual strength areas.</text:span></text:p>
        </text:list-item>
        <text:list-item>
          <text:p text:style-name="P4"><text:span text:style-name="T1">Target Audience: Intermediate to Advanced Students.</text:span></text:p>
        </text:list-item>
      </text:list>
      <text:p text:style-name="P1"><text:span text:style-name="T1">2. The Live Breach: Forensic Deconstruction</text:span></text:p>
      <text:list xml:id="list774264382" text:style-name="WWNum27">
        <text:list-item>
          <text:p text:style-name="P24"><text:span text:style-name="T1">Concept: An instructor-led dissection of a real-world breach (e.g., the SolarWinds or Colonial Pipeline attack), reconstructing the kill chain step-by-step in a live environment.</text:span></text:p>
        </text:list-item>
        <text:list-item>
          <text:p text:style-name="P24"><text:span text:style-name="T1">Format: 4-Hour Live Demonstration &amp; Case Study Seminar.</text:span></text:p>
        </text:list-item>
        <text:list-item>
          <text:p text:style-name="P24"><text:span text:style-name="T1">Tangible Output: A technical "Root Cause Analysis" document drafted by attendees.</text:span></text:p>
        </text:list-item>
        <text:list-item>
          <text:p text:style-name="P5"><text:span text:style-name="T1">Target Audience: All Levels.</text:span></text:p>
        </text:list-item>
      </text:list>
      <text:p text:style-name="P1"><text:span text:style-name="T1">3. Future Tech Summit: The Quantum &amp; AI Horizon</text:span></text:p>
      <text:list xml:id="list1740092846" text:style-name="WWNum12">
        <text:list-item>
          <text:p text:style-name="P25"><text:span text:style-name="T1">Concept: A strategic symposium exploring the intersection of emerging technologies and cybersecurity, specifically focusing on AI-driven threats and Post-Quantum Cryptography (PQC).</text:span></text:p>
        </text:list-item>
        <text:list-item>
          <text:p text:style-name="P25"><text:span text:style-name="T1">Format: Keynote Series &amp; Expert Panel Discussion.</text:span></text:p>
        </text:list-item>
        <text:list-item>
          <text:p text:style-name="P25"><text:span text:style-name="T1">Tangible Output: Access to whitepapers and recording archives.</text:span></text:p>
        </text:list-item>
        <text:list-item>
          <text:p text:style-name="P6"><text:span text:style-name="T1">Target Audience: All Levels / Strategy Enthusiasts.</text:span></text:p>
        </text:list-item>
      </text:list>
      <text:p text:style-name="P1"><text:soft-page-break/><text:span text:style-name="T1">4. The Toolsmiths’ Hackathon</text:span></text:p>
      <text:list xml:id="list2130359222" text:style-name="WWNum15">
        <text:list-item>
          <text:p text:style-name="P26"><text:span text:style-name="T1">Concept: An engineering sprint challenged to solve a specific security gap (e.g., "Build a faster port scanner" or "Automate phishing detection") using Python or Go.</text:span></text:p>
        </text:list-item>
        <text:list-item>
          <text:p text:style-name="P26"><text:span text:style-name="T1">Format: 2-Day Coding Sprint.</text:span></text:p>
        </text:list-item>
        <text:list-item>
          <text:p text:style-name="P26"><text:span text:style-name="T1">Tangible Output: A functional open-source tool published on the student’s GitHub profile.</text:span></text:p>
        </text:list-item>
        <text:list-item>
          <text:p text:style-name="P7"><text:span text:style-name="T1">Target Audience: Developers &amp; Automation Engineers.</text:span></text:p>
        </text:list-item>
      </text:list>
      <text:p text:style-name="P1"><text:span text:style-name="T1">5. Blue Team Defend-a-Thon</text:span></text:p>
      <text:list xml:id="list996036794" text:style-name="WWNum35">
        <text:list-item>
          <text:p text:style-name="P27"><text:span text:style-name="T1">Concept: A high-pressure defensive simulation where teams must maintain service availability (uptime) while under active attack from professional Red Teamers.</text:span></text:p>
        </text:list-item>
        <text:list-item>
          <text:p text:style-name="P27"><text:span text:style-name="T1">Format: Live "Castle Defense" Simulation.</text:span></text:p>
        </text:list-item>
        <text:list-item>
          <text:p text:style-name="P27"><text:span text:style-name="T1">Tangible Output: A "Defense Effectiveness Scorecard" measuring detection time and mitigation speed.</text:span></text:p>
        </text:list-item>
        <text:list-item>
          <text:p text:style-name="P8"><text:span text:style-name="T1">Target Audience: SOC &amp; Cloud Security Students.</text:span></text:p>
        </text:list-item>
      </text:list>
      <text:p text:style-name="P1"><text:span text:style-name="T1">6. Forensics Deep Dive: The Digital Crime Scene</text:span></text:p>
      <text:list xml:id="list1995267607" text:style-name="WWNum16">
        <text:list-item>
          <text:p text:style-name="P28"><text:span text:style-name="T1">Concept: A gamified investigation requiring the recovery of artifacts (deleted logs, hidden files) from a compromised disk image to solve a fictional corporate espionage case.</text:span></text:p>
        </text:list-item>
        <text:list-item>
          <text:p text:style-name="P28"><text:span text:style-name="T1">Format: Weekend Intensive Challenge.</text:span></text:p>
        </text:list-item>
        <text:list-item>
          <text:p text:style-name="P28"><text:span text:style-name="T1">Tangible Output: A "Forensic Evidence Report" admissible in a mock court setting.</text:span></text:p>
        </text:list-item>
        <text:list-item>
          <text:p text:style-name="P9"><text:span text:style-name="T1">Target Audience: Forensics &amp; Incident Response Students.</text:span></text:p>
        </text:list-item>
      </text:list>
      <text:p text:style-name="P1"><text:span text:style-name="T1">7. The Technical Interview Gauntlet</text:span></text:p>
      <text:list xml:id="list4032785237" text:style-name="WWNum7">
        <text:list-item>
          <text:p text:style-name="P29"><text:span text:style-name="T1">Concept: A rigorous simulation of FAANG-level technical interviews, featuring whiteboard coding, architecture design, and rapid-fire security concept testing.</text:span></text:p>
        </text:list-item>
        <text:list-item>
          <text:p text:style-name="P29"><text:span text:style-name="T1">Format: 1:1 Assessment Rotations.</text:span></text:p>
        </text:list-item>
        <text:list-item>
          <text:p text:style-name="P29"><text:span text:style-name="T1">Tangible Output: A recorded video of the session with detailed feedback from senior engineers.</text:span></text:p>
        </text:list-item>
        <text:list-item>
          <text:p text:style-name="P10"><text:span text:style-name="T1">Target Audience: Job-Ready Graduates (Month 5-6).</text:span></text:p>
        </text:list-item>
      </text:list>
      <text:p text:style-name="P3"><draw:rect text:anchor-type="as-char" style:rel-width="100%" draw:z-index="1" draw:style-name="gr1" draw:text-style-name="P97" svg:width="0.0012in" svg:height="0.0213in"><text:p/></draw:rect></text:p>
      <text:p text:style-name="P95"><text:bookmark text:name="_mcyzqhy86901"/><text:soft-page-break/><text:span text:style-name="T2">Category B: Professional Development &amp; Soft Skills (11 Events)</text:span></text:p>
      <text:p text:style-name="P1"><text:span text:style-name="T3">Focused on leadership, emotional intelligence (EQ), and career acceleration.</text:span></text:p>
      <text:p text:style-name="P1"><text:span text:style-name="T1">8. "Fail Forward" Executive Night</text:span></text:p>
      <text:list xml:id="list3695392449" text:style-name="WWNum20">
        <text:list-item>
          <text:p text:style-name="P30"><text:span text:style-name="T1">Concept: An intimate forum where industry leaders share their most significant career failures and the lessons derived, normalizing resilience in a high-stress industry.</text:span></text:p>
        </text:list-item>
        <text:list-item>
          <text:p text:style-name="P30"><text:span text:style-name="T1">Format: Fireside Chat &amp; Networking Mixer.</text:span></text:p>
        </text:list-item>
        <text:list-item>
          <text:p text:style-name="P30"><text:span text:style-name="T1">Tangible Output: Direct networking access to mentors.</text:span></text:p>
        </text:list-item>
        <text:list-item>
          <text:p text:style-name="P11"><text:span text:style-name="T1">Target Audience: All Levels.</text:span></text:p>
        </text:list-item>
      </text:list>
      <text:p text:style-name="P1"><text:span text:style-name="T1">9. Crisis Simulation: The Press Conference</text:span></text:p>
      <text:list xml:id="list1510600127" text:style-name="WWNum23">
        <text:list-item>
          <text:p text:style-name="P31"><text:span text:style-name="T1">Concept: A role-playing scenario where students act as CISOs addressing a hostile press corps (instructors) following a massive data breach.</text:span></text:p>
        </text:list-item>
        <text:list-item>
          <text:p text:style-name="P31"><text:span text:style-name="T1">Format: Public Speaking &amp; Crisis Management Workshop.</text:span></text:p>
        </text:list-item>
        <text:list-item>
          <text:p text:style-name="P31"><text:span text:style-name="T1">Tangible Output: Video analysis of body language and verbal de-escalation techniques.</text:span></text:p>
        </text:list-item>
        <text:list-item>
          <text:p text:style-name="P12"><text:span text:style-name="T1">Target Audience: GRC &amp; Management Students.</text:span></text:p>
        </text:list-item>
      </text:list>
      <text:p text:style-name="P1"><text:span text:style-name="T1">10. The Great Debate: Privacy vs. Security</text:span></text:p>
      <text:list xml:id="list4131596353" text:style-name="WWNum28">
        <text:list-item>
          <text:p text:style-name="P32"><text:span text:style-name="T1">Concept: An Oxford-style debate challenging students to argue complex ethical positions (e.g., "Should encryption have backdoors?"), fostering critical thinking.</text:span></text:p>
        </text:list-item>
        <text:list-item>
          <text:p text:style-name="P32"><text:span text:style-name="T1">Format: Structured Team Debate.</text:span></text:p>
        </text:list-item>
        <text:list-item>
          <text:p text:style-name="P32"><text:span text:style-name="T1">Tangible Output: Certificate of Participation in Public Speaking.</text:span></text:p>
        </text:list-item>
        <text:list-item>
          <text:p text:style-name="P13"><text:span text:style-name="T1">Target Audience: All Levels.</text:span></text:p>
        </text:list-item>
      </text:list>
      <text:p text:style-name="P1"><text:span text:style-name="T1">11. Salary &amp; Contract Negotiation Bootcamp</text:span></text:p>
      <text:list xml:id="list4120579283" text:style-name="WWNum36">
        <text:list-item>
          <text:p text:style-name="P33"><text:span text:style-name="T1">Concept: A financial literacy workshop teaching the mechanics of compensation packages, equity/ESOPs, and negotiation tactics for technical roles.</text:span></text:p>
        </text:list-item>
        <text:list-item>
          <text:p text:style-name="P33"><text:span text:style-name="T1">Format: Interactive Workshop.</text:span></text:p>
        </text:list-item>
        <text:list-item>
          <text:p text:style-name="P33"><text:span text:style-name="T1">Tangible Output: A personalized "Compensation Strategy" worksheet.</text:span></text:p>
        </text:list-item>
        <text:list-item>
          <text:p text:style-name="P14"><text:soft-page-break/><text:span text:style-name="T1">Target Audience: Job-Ready Graduates.</text:span></text:p>
        </text:list-item>
      </text:list>
      <text:p text:style-name="P1"><text:span text:style-name="T1">12. Industry Connect: Speed Networking</text:span></text:p>
      <text:list xml:id="list2375723702" text:style-name="WWNum3">
        <text:list-item>
          <text:p text:style-name="P34"><text:span text:style-name="T1">Concept: A structured networking event facilitating rapid introductions between students and hiring managers/alumni from partner firms.</text:span></text:p>
        </text:list-item>
        <text:list-item>
          <text:p text:style-name="P34"><text:span text:style-name="T1">Format: Round-Robin Rotations (5 minutes per connection).</text:span></text:p>
        </text:list-item>
        <text:list-item>
          <text:p text:style-name="P34"><text:span text:style-name="T1">Tangible Output: Minimum of 5 new professional industry contacts.</text:span></text:p>
        </text:list-item>
        <text:list-item>
          <text:p text:style-name="P15"><text:span text:style-name="T1">Target Audience: All Levels.</text:span></text:p>
        </text:list-item>
      </text:list>
      <text:p text:style-name="P1"><text:span text:style-name="T1">13. Digital Presence &amp; Brand Overhaul</text:span></text:p>
      <text:list xml:id="list2058836505" text:style-name="WWNum30">
        <text:list-item>
          <text:p text:style-name="P35"><text:span text:style-name="T1">Concept: A working session dedicated to optimizing professional digital footprints, including LinkedIn profiles, GitHub bios, and personal portfolio sites.</text:span></text:p>
        </text:list-item>
        <text:list-item>
          <text:p text:style-name="P35"><text:span text:style-name="T1">Format: "Bring Your Laptop" Workshop.</text:span></text:p>
        </text:list-item>
        <text:list-item>
          <text:p text:style-name="P35"><text:span text:style-name="T1">Tangible Output: A fully optimized, recruiter-ready LinkedIn profile and headline.</text:span></text:p>
        </text:list-item>
        <text:list-item>
          <text:p text:style-name="P16"><text:span text:style-name="T1">Target Audience: All Levels.</text:span></text:p>
        </text:list-item>
      </text:list>
      <text:p text:style-name="P1"><text:span text:style-name="T1">14. Leadership &amp; Empathy Circle</text:span></text:p>
      <text:list xml:id="list1559330186" text:style-name="WWNum22">
        <text:list-item>
          <text:p text:style-name="P36"><text:span text:style-name="T1">Concept: An Emotional Intelligence (EQ) workshop focusing on team dynamics, psychological safety, and leading without authority.</text:span></text:p>
        </text:list-item>
        <text:list-item>
          <text:p text:style-name="P36"><text:span text:style-name="T1">Format: Group Coaching Session.</text:span></text:p>
        </text:list-item>
        <text:list-item>
          <text:p text:style-name="P36"><text:span text:style-name="T1">Tangible Output: A self-assessment EQ report.</text:span></text:p>
        </text:list-item>
        <text:list-item>
          <text:p text:style-name="P17"><text:span text:style-name="T1">Target Audience: Senior Students / Aspiring Team Leads.</text:span></text:p>
        </text:list-item>
      </text:list>
      <text:p text:style-name="P1"><text:span text:style-name="T1">15. Resilience &amp; Mental Health Seminar</text:span></text:p>
      <text:list xml:id="list1225350973" text:style-name="WWNum19">
        <text:list-item>
          <text:p text:style-name="P37"><text:span text:style-name="T1">Concept: A specialized session addressing "CISO Burnout," impostor syndrome, and stress management techniques specific to the 24/7 nature of cybersecurity.</text:span></text:p>
        </text:list-item>
        <text:list-item>
          <text:p text:style-name="P37"><text:span text:style-name="T1">Format: Seminar &amp; Mindfulness Workshop.</text:span></text:p>
        </text:list-item>
        <text:list-item>
          <text:p text:style-name="P37"><text:span text:style-name="T1">Tangible Output: A personal "Stress Management Plan."</text:span></text:p>
        </text:list-item>
        <text:list-item>
          <text:p text:style-name="P18"><text:span text:style-name="T1">Target Audience: All Levels.</text:span></text:p>
        </text:list-item>
      </text:list>
      <text:p text:style-name="P1"><text:soft-page-break/><text:span text:style-name="T1">16. The "Difficult Conversation" Lab</text:span></text:p>
      <text:list xml:id="list1092536592" text:style-name="WWNum6">
        <text:list-item>
          <text:p text:style-name="P38"><text:span text:style-name="T1">Concept: A conflict resolution lab practicing high-stakes interpersonal scenarios: delivering bad news, managing underperformance, and resolving team disputes.</text:span></text:p>
        </text:list-item>
        <text:list-item>
          <text:p text:style-name="P38"><text:span text:style-name="T1">Format: Role-Playing Scenarios.</text:span></text:p>
        </text:list-item>
        <text:list-item>
          <text:p text:style-name="P38"><text:span text:style-name="T1">Tangible Output: Frameworks for conflict de-escalation.</text:span></text:p>
        </text:list-item>
        <text:list-item>
          <text:p text:style-name="P19"><text:span text:style-name="T1">Target Audience: GRC &amp; Management Students.</text:span></text:p>
        </text:list-item>
      </text:list>
      <text:p text:style-name="P1"><text:span text:style-name="T1">17. Resume Roast &amp; Rectify</text:span></text:p>
      <text:list xml:id="list3897515567" text:style-name="WWNum18">
        <text:list-item>
          <text:p text:style-name="P39"><text:span text:style-name="T1">Concept: A critique session where HR professionals review anonymous resumes, highlighting common pitfalls and ATS (Applicant Tracking System) errors.</text:span></text:p>
        </text:list-item>
        <text:list-item>
          <text:p text:style-name="P39"><text:span text:style-name="T1">Format: Live Audit &amp; Feedback.</text:span></text:p>
        </text:list-item>
        <text:list-item>
          <text:p text:style-name="P39"><text:span text:style-name="T1">Tangible Output: An ATS-optimized, error-free Resume V2.0.</text:span></text:p>
        </text:list-item>
        <text:list-item>
          <text:p text:style-name="P20"><text:span text:style-name="T1">Target Audience: Job-Ready Graduates.</text:span></text:p>
        </text:list-item>
      </text:list>
      <text:p text:style-name="P1"><text:span text:style-name="T1">18. Alumni Panel: The Reality of the Role</text:span></text:p>
      <text:list xml:id="list359699615" text:style-name="WWNum11">
        <text:list-item>
          <text:p text:style-name="P40"><text:span text:style-name="T1">Concept: A candid Q&amp;A session with past graduates currently working in the field, discussing the transition from education to employment.</text:span></text:p>
        </text:list-item>
        <text:list-item>
          <text:p text:style-name="P40"><text:span text:style-name="T1">Format: Panel Discussion.</text:span></text:p>
        </text:list-item>
        <text:list-item>
          <text:p text:style-name="P40"><text:span text:style-name="T1">Tangible Output: Realistic industry insights and roadmap validation.</text:span></text:p>
        </text:list-item>
        <text:list-item>
          <text:p text:style-name="P21"><text:span text:style-name="T1">Target Audience: Beginners / Foundation Phase Students.</text:span></text:p>
        </text:list-item>
      </text:list>
      <text:p text:style-name="P22"/>
      <text:p text:style-name="P22"/>
      <text:p text:style-name="P22"/>
      <text:p text:style-name="P22"/>
      <text:p text:style-name="P1"><text:span text:style-name="T1">Here is the strategic breakdown for the 18 Community Events, detailing the rationale, expectations, and quantitative metrics for each. This section is designed to justify the "Return on Investment" (ROI) to decision-makers.</text:span></text:p>
      <text:p text:style-name="P3"><draw:rect text:anchor-type="as-char" style:rel-width="100%" draw:z-index="2" draw:style-name="gr1" draw:text-style-name="P97" svg:width="0.0012in" svg:height="0.0213in"><text:p/></draw:rect></text:p>
      <text:p text:style-name="P95"><text:bookmark text:name="_wq66s78n7q41"/><text:soft-page-break/><text:span text:style-name="T2">Category A: Technical Competitions &amp; Summits (7 Events)</text:span></text:p>
      <text:p text:style-name="P96"><text:bookmark text:name="_86rbol2z8cth"/><text:span text:style-name="T4">1. Cyber War Games: The 24-Hour CTF</text:span></text:p>
      <text:list xml:id="list819353518" text:style-name="WWNum33">
        <text:list-item>
          <text:p text:style-name="P41"><text:span text:style-name="T1">The Strategic "Why": Endurance. Real-world cyber attacks don't stop at 5 PM. This event tests technical stamina and the ability to think clearly under prolonged stress, mimicking an active APT campaign.</text:span></text:p>
        </text:list-item>
        <text:list-item>
          <text:p text:style-name="P41"><text:span text:style-name="T1">What to Expect: A grueling but gamified marathon where teams solve cryptographic puzzles, reverse-engineer binaries, and exploit web vulnerabilities against a ticking clock.</text:span></text:p>
        </text:list-item>
        <text:list-item>
          <text:p text:style-name="P41"><text:span text:style-name="T1">Key Metrics:</text:span></text:p>
          <text:list>
            <text:list-item>
              <text:p text:style-name="P59"><text:span text:style-name="T1">Duration: 24 Continuous Hours.</text:span></text:p>
            </text:list-item>
            <text:list-item>
              <text:p text:style-name="P59"><text:span text:style-name="T1">Challenges: 30+ distinct challenges across 5 domains.</text:span></text:p>
            </text:list-item>
            <text:list-item>
              <text:p text:style-name="P76"><text:span text:style-name="T1">Output: 1 Comprehensive Team Performance Report per squad.</text:span></text:p>
            </text:list-item>
          </text:list>
        </text:list-item>
      </text:list>
      <text:p text:style-name="P96"><text:bookmark text:name="_2acamij7a9n8"/><text:span text:style-name="T4">2. The Live Breach: Forensic Deconstruction</text:span></text:p>
      <text:list xml:id="list594079164" text:style-name="WWNum34">
        <text:list-item>
          <text:p text:style-name="P42"><text:span text:style-name="T1">The Strategic "Why": Visualization. Students often learn attacks in isolation. This session connects the dots, showing the entire "Kill Chain" from the initial phishing email to the final data exfiltration in real-time.</text:span></text:p>
        </text:list-item>
        <text:list-item>
          <text:p text:style-name="P42"><text:span text:style-name="T1">What to Expect: A masterclass where an instructor acts as the attacker, narrating their moves on a large screen while students watch the defensive logs react (or fail to react).</text:span></text:p>
        </text:list-item>
        <text:list-item>
          <text:p text:style-name="P42"><text:span text:style-name="T1">Key Metrics:</text:span></text:p>
          <text:list>
            <text:list-item>
              <text:p text:style-name="P60"><text:span text:style-name="T1">Duration: 4 Hours of intense demonstration.</text:span></text:p>
            </text:list-item>
            <text:list-item>
              <text:p text:style-name="P60"><text:span text:style-name="T1">Scope: 1 Full Attack Lifecycle (MITRE ATT&amp;CK mapped).</text:span></text:p>
            </text:list-item>
            <text:list-item>
              <text:p text:style-name="P77"><text:span text:style-name="T1">Takeaway: 1 "Root Cause Analysis" template filled by every student.</text:span></text:p>
            </text:list-item>
          </text:list>
        </text:list-item>
      </text:list>
      <text:p text:style-name="P96"><text:bookmark text:name="_jua2bisx8ben"/><text:span text:style-name="T4">3. Future Tech Summit: The Quantum &amp; AI Horizon</text:span></text:p>
      <text:list xml:id="list169821107" text:style-name="WWNum25">
        <text:list-item>
          <text:p text:style-name="P43"><text:span text:style-name="T1">The Strategic "Why": Future-Proofing. Security moves fast. This ensures students aren't just learning today's tools, but are mentally prepared for tomorrow's threats (AI warfare and Quantum decryption).</text:span></text:p>
        </text:list-item>
        <text:list-item>
          <text:p text:style-name="P43"><text:span text:style-name="T1">What to Expect: A conference-style afternoon with guest speakers and panel discussions debating the ethical and technical implications of emerging tech.</text:span></text:p>
        </text:list-item>
        <text:list-item>
          <text:p text:style-name="P43"><text:span text:style-name="T1">Key Metrics:</text:span></text:p>
          <text:list>
            <text:list-item>
              <text:p text:style-name="P61"><text:span text:style-name="T1">Speakers: 3+ Industry Experts or Researchers.</text:span></text:p>
            </text:list-item>
            <text:list-item>
              <text:p text:style-name="P61"><text:span text:style-name="T1">Topics: 2 Core Themes (Adversarial AI &amp; Post-Quantum Cryptography).</text:span></text:p>
            </text:list-item>
            <text:list-item>
              <text:p text:style-name="P78"><text:soft-page-break/><text:span text:style-name="T1">Networking: 2 Hours of dedicated Q&amp;A interaction.</text:span></text:p>
            </text:list-item>
          </text:list>
        </text:list-item>
      </text:list>
      <text:p text:style-name="P96"><text:bookmark text:name="_grvr4ka3nnr5"/><text:span text:style-name="T4">4. The Toolsmiths’ Hackathon</text:span></text:p>
      <text:list xml:id="list3113966761" text:style-name="WWNum8">
        <text:list-item>
          <text:p text:style-name="P44"><text:span text:style-name="T1">The Strategic "Why": Innovation. It shifts the mindset from "Consumer" (using tools) to "Creator" (building tools). This distinguishes a script kiddie from a security engineer.</text:span></text:p>
        </text:list-item>
        <text:list-item>
          <text:p text:style-name="P44"><text:span text:style-name="T1">What to Expect: A chaotic, high-energy coding sprint where teams race to build a functional security tool (like a sub-domain scanner) from scratch to solve a specific problem.</text:span></text:p>
        </text:list-item>
        <text:list-item>
          <text:p text:style-name="P44"><text:span text:style-name="T1">Key Metrics:</text:span></text:p>
          <text:list>
            <text:list-item>
              <text:p text:style-name="P62"><text:span text:style-name="T1">Duration: 48 Hours (Weekend Sprint).</text:span></text:p>
            </text:list-item>
            <text:list-item>
              <text:p text:style-name="P62"><text:span text:style-name="T1">Output: 1 Functional Open-Source Tool pushed to GitHub.</text:span></text:p>
            </text:list-item>
            <text:list-item>
              <text:p text:style-name="P79"><text:span text:style-name="T1">Team Size: 3-4 Developers per team.</text:span></text:p>
            </text:list-item>
          </text:list>
        </text:list-item>
      </text:list>
      <text:p text:style-name="P96"><text:bookmark text:name="_4scdqyrr3ehe"/><text:span text:style-name="T4">5. Blue Team Defend-a-Thon</text:span></text:p>
      <text:list xml:id="list3607948921" text:style-name="WWNum26">
        <text:list-item>
          <text:p text:style-name="P45"><text:span text:style-name="T1">The Strategic "Why": Resilience. Most training is offensive (Red Team). This event forces students to defend a live network, teaching the frustration and necessity of patching, monitoring, and maintaining uptime.</text:span></text:p>
        </text:list-item>
        <text:list-item>
          <text:p text:style-name="P45"><text:span text:style-name="T1">What to Expect: Teams are given a "Castle" (a vulnerable server ecosystem) and must harden it while instructors actively try to take services offline. Points are awarded for uptime.</text:span></text:p>
        </text:list-item>
        <text:list-item>
          <text:p text:style-name="P45"><text:span text:style-name="T1">Key Metrics:</text:span></text:p>
          <text:list>
            <text:list-item>
              <text:p text:style-name="P63"><text:span text:style-name="T1">Uptime Goal: 99.9% Service Availability target.</text:span></text:p>
            </text:list-item>
            <text:list-item>
              <text:p text:style-name="P63"><text:span text:style-name="T1">Attacks: 10+ distinct attack vectors launched by instructors.</text:span></text:p>
            </text:list-item>
            <text:list-item>
              <text:p text:style-name="P80"><text:span text:style-name="T1">metric: Average Time-To-Detect (MTTD) and Time-To-Respond (MTTR) measured.</text:span></text:p>
            </text:list-item>
          </text:list>
        </text:list-item>
      </text:list>
      <text:p text:style-name="P96"><text:bookmark text:name="_m7rmkidwiz6"/><text:span text:style-name="T4">6. Forensics Deep Dive: The Digital Crime Scene</text:span></text:p>
      <text:list xml:id="list3486878832" text:style-name="WWNum24">
        <text:list-item>
          <text:p text:style-name="P46"><text:span text:style-name="T1">The Strategic "Why": Attention to Detail. In legal cases, one missed log can ruin an investigation. This trains the "eye" for finding the needle in the digital haystack.</text:span></text:p>
        </text:list-item>
        <text:list-item>
          <text:p text:style-name="P46"><text:span text:style-name="T1">What to Expect: A "Murder Mystery" style weekend where students are given a hard drive image and must reconstruct the crime solely using digital artifacts.</text:span></text:p>
        </text:list-item>
        <text:list-item>
          <text:p text:style-name="P46"><text:span text:style-name="T1">Key Metrics:</text:span></text:p>
          <text:list>
            <text:list-item>
              <text:p text:style-name="P64"><text:span text:style-name="T1">Artifacts: 50+ hidden clues embedded in the dataset.</text:span></text:p>
            </text:list-item>
            <text:list-item>
              <text:p text:style-name="P64"><text:span text:style-name="T1">Output: 1 Legal-Grade Forensic Report (approx. 10-15 pages).</text:span></text:p>
            </text:list-item>
            <text:list-item>
              <text:p text:style-name="P81"><text:soft-page-break/><text:span text:style-name="T1">Accuracy: 100% evidentiary chain-of-custody compliance required.</text:span></text:p>
            </text:list-item>
          </text:list>
        </text:list-item>
      </text:list>
      <text:p text:style-name="P96"><text:bookmark text:name="_59dirkh038t7"/><text:span text:style-name="T4">7. The Technical Interview Gauntlet</text:span></text:p>
      <text:list xml:id="list2622210262" text:style-name="WWNum31">
        <text:list-item>
          <text:p text:style-name="P47"><text:span text:style-name="T1">The Strategic "Why": Conversion. Technical skills mean nothing if you can't pass the HR screen and technical assessment. This removes the "fear of the unknown" regarding the interview process.</text:span></text:p>
        </text:list-item>
        <text:list-item>
          <text:p text:style-name="P47"><text:span text:style-name="T1">What to Expect: A stress test. Students face rapid-fire questions, whiteboard coding challenges, and architecture design problems from stern "interviewers."</text:span></text:p>
        </text:list-item>
        <text:list-item>
          <text:p text:style-name="P47"><text:span text:style-name="T1">Key Metrics:</text:span></text:p>
          <text:list>
            <text:list-item>
              <text:p text:style-name="P65"><text:span text:style-name="T1">Rounds: 3 Mock Rounds (HR, Technical, Managerial).</text:span></text:p>
            </text:list-item>
            <text:list-item>
              <text:p text:style-name="P65"><text:span text:style-name="T1">Questions: 20+ Technical Scenarios covered.</text:span></text:p>
            </text:list-item>
            <text:list-item>
              <text:p text:style-name="P82"><text:span text:style-name="T1">Feedback: 1 Detailed Scorecard highlighting weak points.</text:span></text:p>
            </text:list-item>
          </text:list>
        </text:list-item>
      </text:list>
      <text:p text:style-name="P3"><draw:rect text:anchor-type="as-char" style:rel-width="100%" draw:z-index="3" draw:style-name="gr1" draw:text-style-name="P97" svg:width="0.0012in" svg:height="0.0213in"><text:p/></draw:rect></text:p>
      <text:p text:style-name="P95"><text:bookmark text:name="_2k522pm073r4"/><text:span text:style-name="T2">Category B: Professional Development &amp; Soft Skills (11 Events)</text:span></text:p>
      <text:p text:style-name="P96"><text:bookmark text:name="_2378ala7xeuc"/><text:span text:style-name="T4">8. "Fail Forward" Executive Night</text:span></text:p>
      <text:list xml:id="list159087757" text:style-name="WWNum32">
        <text:list-item>
          <text:p text:style-name="P48"><text:span text:style-name="T1">The Strategic "Why": Psychological Safety. Perfectionism leads to burnout. Hearing leaders talk about their mistakes validates that failure is part of growth.</text:span></text:p>
        </text:list-item>
        <text:list-item>
          <text:p text:style-name="P48"><text:span text:style-name="T1">What to Expect: An intimate, vulnerability-first session where senior leaders share their biggest screw-ups and how they recovered.</text:span></text:p>
        </text:list-item>
        <text:list-item>
          <text:p text:style-name="P48"><text:span text:style-name="T1">Key Metrics:</text:span></text:p>
          <text:list>
            <text:list-item>
              <text:p text:style-name="P66"><text:span text:style-name="T1">Stories: 3-4 "Failure Case Studies" shared.</text:span></text:p>
            </text:list-item>
            <text:list-item>
              <text:p text:style-name="P83"><text:span text:style-name="T1">Engagement: 100% participation in Q&amp;A.</text:span></text:p>
            </text:list-item>
          </text:list>
        </text:list-item>
      </text:list>
      <text:p text:style-name="P96"><text:bookmark text:name="_xbx8xffe77y5"/><text:span text:style-name="T4">9. Crisis Simulation: The Press Conference</text:span></text:p>
      <text:list xml:id="list1409232077" text:style-name="WWNum13">
        <text:list-item>
          <text:p text:style-name="P49"><text:span text:style-name="T1">The Strategic "Why": Composure. Security leaders must communicate clearly under public scrutiny. This trains the ability to de-escalate panic.</text:span></text:p>
        </text:list-item>
        <text:list-item>
          <text:p text:style-name="P49"><text:span text:style-name="T1">What to Expect: Students stand at a podium and face a barrage of aggressive questions from "reporters" about a data breach, forced to stick to a script without lying or looking guilty.</text:span></text:p>
        </text:list-item>
        <text:list-item>
          <text:p text:style-name="P49"><text:span text:style-name="T1">Key Metrics:</text:span></text:p>
          <text:list>
            <text:list-item>
              <text:p text:style-name="P67"><text:span text:style-name="T1">Pressure: 5 minutes of uninterrupted questioning per student.</text:span></text:p>
            </text:list-item>
            <text:list-item>
              <text:p text:style-name="P84"><text:soft-page-break/><text:span text:style-name="T1">Metric: "Sentiment Score" (How well did they reassure the public?).</text:span></text:p>
            </text:list-item>
          </text:list>
        </text:list-item>
      </text:list>
      <text:p text:style-name="P96"><text:bookmark text:name="_c1mfvztxhhd7"/><text:span text:style-name="T4">10. The Great Debate: Privacy vs. Security</text:span></text:p>
      <text:list xml:id="list2978381496" text:style-name="WWNum10">
        <text:list-item>
          <text:p text:style-name="P50"><text:span text:style-name="T1">The Strategic "Why": Critical Thinking. Security isn't black and white. This forces students to understand opposing viewpoints (e.g., government surveillance vs. individual privacy).</text:span></text:p>
        </text:list-item>
        <text:list-item>
          <text:p text:style-name="P50"><text:span text:style-name="T1">What to Expect: Teams are assigned a controversial stance (even one they disagree with) and must win a debate using logic, facts, and rhetoric.</text:span></text:p>
        </text:list-item>
        <text:list-item>
          <text:p text:style-name="P50"><text:span text:style-name="T1">Key Metrics:</text:span></text:p>
          <text:list>
            <text:list-item>
              <text:p text:style-name="P68"><text:span text:style-name="T1">Format: 3 Rounds of Argumentation.</text:span></text:p>
            </text:list-item>
            <text:list-item>
              <text:p text:style-name="P85"><text:span text:style-name="T1">Skill: 100% focus on logical structuring and public speaking.</text:span></text:p>
            </text:list-item>
          </text:list>
        </text:list-item>
      </text:list>
      <text:p text:style-name="P96"><text:bookmark text:name="_ix8khrp7vk76"/><text:span text:style-name="T4">11. Salary &amp; Contract Negotiation Bootcamp</text:span></text:p>
      <text:list xml:id="list4034837159" text:style-name="WWNum14">
        <text:list-item>
          <text:p text:style-name="P51"><text:span text:style-name="T1">The Strategic "Why": Value Realization. Many tech graduates undervalue themselves. This ensures they don't leave money on the table.</text:span></text:p>
        </text:list-item>
        <text:list-item>
          <text:p text:style-name="P51"><text:span text:style-name="T1">What to Expect: Role-playing negotiation scenarios involving base salary, equity, and benefits, learning exactly what to say when an offer is low.</text:span></text:p>
        </text:list-item>
        <text:list-item>
          <text:p text:style-name="P51"><text:span text:style-name="T1">Key Metrics:</text:span></text:p>
          <text:list>
            <text:list-item>
              <text:p text:style-name="P69"><text:span text:style-name="T1">Scenarios: 3 Offer Structures analyzed (Startup vs. Corporate vs. Consulting).</text:span></text:p>
            </text:list-item>
            <text:list-item>
              <text:p text:style-name="P86"><text:span text:style-name="T1">Outcome: 1 Customized Negotiation Script per student.</text:span></text:p>
            </text:list-item>
          </text:list>
        </text:list-item>
      </text:list>
      <text:p text:style-name="P96"><text:bookmark text:name="_x83th54gc3wu"/><text:span text:style-name="T4">12. Industry Connect: Speed Networking</text:span></text:p>
      <text:list xml:id="list2707344865" text:style-name="WWNum29">
        <text:list-item>
          <text:p text:style-name="P52"><text:span text:style-name="T1">The Strategic "Why": Access. Jobs are often found through who you know. This forces introverted tech students to practice the "elevator pitch."</text:span></text:p>
        </text:list-item>
        <text:list-item>
          <text:p text:style-name="P52"><text:span text:style-name="T1">What to Expect: A fast-paced rotation where students have 5 minutes to impress a mentor or peer before moving to the next table.</text:span></text:p>
        </text:list-item>
        <text:list-item>
          <text:p text:style-name="P52"><text:span text:style-name="T1">Key Metrics:</text:span></text:p>
          <text:list>
            <text:list-item>
              <text:p text:style-name="P70"><text:span text:style-name="T1">Connections: 10+ New Professional Contacts made in 1 hour.</text:span></text:p>
            </text:list-item>
            <text:list-item>
              <text:p text:style-name="P87"><text:span text:style-name="T1">Pitch: 20 iterations of their personal elevator pitch practiced.</text:span></text:p>
            </text:list-item>
          </text:list>
        </text:list-item>
      </text:list>
      <text:p text:style-name="P96"><text:bookmark text:name="_vonwdl2ytc8"/><text:span text:style-name="T4">13. Digital Presence &amp; Brand Overhaul</text:span></text:p>
      <text:list xml:id="list2611272823" text:style-name="WWNum21">
        <text:list-item>
          <text:p text:style-name="P53"><text:span text:style-name="T1">The Strategic "Why": Visibility. Recruiters search LinkedIn. If you aren't there, you don't exist. This maximizes "inbound" job opportunities.</text:span></text:p>
        </text:list-item>
        <text:list-item>
          <text:p text:style-name="P53"><text:soft-page-break/><text:span text:style-name="T1">What to Expect: A working session where profile photos are taken, headlines are rewritten, and project portfolios are properly tagged for SEO.</text:span></text:p>
        </text:list-item>
        <text:list-item>
          <text:p text:style-name="P53"><text:span text:style-name="T1">Key Metrics:</text:span></text:p>
          <text:list>
            <text:list-item>
              <text:p text:style-name="P71"><text:span text:style-name="T1">Output: 1 "All-Star" Status LinkedIn Profile.</text:span></text:p>
            </text:list-item>
            <text:list-item>
              <text:p text:style-name="P88"><text:span text:style-name="T1">Optimization: 5+ Industry Keywords integrated into bio.</text:span></text:p>
            </text:list-item>
          </text:list>
        </text:list-item>
      </text:list>
      <text:p text:style-name="P96"><text:bookmark text:name="_gktv2wa67358"/><text:span text:style-name="T4">14. Leadership &amp; Empathy Circle</text:span></text:p>
      <text:list xml:id="list1656240509" text:style-name="WWNum1">
        <text:list-item>
          <text:p text:style-name="P54"><text:span text:style-name="T1">The Strategic "Why": EQ (Emotional Intelligence). Technical leaders fail because they can't manage people. This plants the seeds of management early.</text:span></text:p>
        </text:list-item>
        <text:list-item>
          <text:p text:style-name="P54"><text:span text:style-name="T1">What to Expect: Group discussions on handling toxic teammates, motivating burnout victims, and practicing active listening.</text:span></text:p>
        </text:list-item>
        <text:list-item>
          <text:p text:style-name="P54"><text:span text:style-name="T1">Key Metrics:</text:span></text:p>
          <text:list>
            <text:list-item>
              <text:p text:style-name="P72"><text:span text:style-name="T1">Assessment: 1 Personal EQ Scorecard (Self-Assessment).</text:span></text:p>
            </text:list-item>
            <text:list-item>
              <text:p text:style-name="P89"><text:span text:style-name="T1">Skill: 3 distinct Conflict Resolution frameworks learned.</text:span></text:p>
            </text:list-item>
          </text:list>
        </text:list-item>
      </text:list>
      <text:p text:style-name="P96"><text:bookmark text:name="_j4gil5te8p10"/><text:span text:style-name="T4">15. Resilience &amp; Mental Health Seminar</text:span></text:p>
      <text:list xml:id="list4062763499" text:style-name="WWNum5">
        <text:list-item>
          <text:p text:style-name="P55"><text:span text:style-name="T1">The Strategic "Why": Sustainability. Cyber has one of the highest burnout rates. This event provides the toolkit to survive the career long-term.</text:span></text:p>
        </text:list-item>
        <text:list-item>
          <text:p text:style-name="P55"><text:span text:style-name="T1">What to Expect: A practical workshop on disconnecting, recognizing stress signals, and setting professional boundaries.</text:span></text:p>
        </text:list-item>
        <text:list-item>
          <text:p text:style-name="P55"><text:span text:style-name="T1">Key Metrics:</text:span></text:p>
          <text:list>
            <text:list-item>
              <text:p text:style-name="P73"><text:span text:style-name="T1">Output: 1 Personal "Burnout Prevention Plan."</text:span></text:p>
            </text:list-item>
            <text:list-item>
              <text:p text:style-name="P90"><text:span text:style-name="T1">Tools: 3 Coping Mechanisms introduced.</text:span></text:p>
            </text:list-item>
          </text:list>
        </text:list-item>
      </text:list>
      <text:p text:style-name="P96"><text:bookmark text:name="_ubhb4tyu76il"/><text:span text:style-name="T4">16. The "Difficult Conversation" Lab</text:span></text:p>
      <text:list xml:id="list3263796308" text:style-name="WWNum17">
        <text:list-item>
          <text:p text:style-name="P56"><text:span text:style-name="T1">The Strategic "Why": Courage. The hardest part of the job is telling a boss they are wrong or firing an underperformer.</text:span></text:p>
        </text:list-item>
        <text:list-item>
          <text:p text:style-name="P56"><text:span text:style-name="T1">What to Expect: Role-playing the most awkward and tense conversations in a corporate setting until they feel manageable.</text:span></text:p>
        </text:list-item>
        <text:list-item>
          <text:p text:style-name="P56"><text:span text:style-name="T1">Key Metrics:</text:span></text:p>
          <text:list>
            <text:list-item>
              <text:p text:style-name="P91"><text:span text:style-name="T1">Scenarios: 3 High-Tension scenarios (Firing, Bad Review, Security Breach Disclosure).</text:span></text:p>
            </text:list-item>
          </text:list>
        </text:list-item>
      </text:list>
      <text:p text:style-name="P96"><text:bookmark text:name="_deb8q29vsp05"/><text:soft-page-break/><text:span text:style-name="T4">17. Resume Roast &amp; Rectify</text:span></text:p>
      <text:list xml:id="list430696184" text:style-name="WWNum2">
        <text:list-item>
          <text:p text:style-name="P57"><text:span text:style-name="T1">The Strategic "Why": Compliance. ATS (Applicant Tracking Systems) reject 75% of resumes before a human sees them. This fixes the formatting to beat the bot.</text:span></text:p>
        </text:list-item>
        <text:list-item>
          <text:p text:style-name="P57"><text:span text:style-name="T1">What to Expect: Resumes are projected on a screen (anonymously) and critiqued by HR pros for formatting, keyword density, and clarity.</text:span></text:p>
        </text:list-item>
        <text:list-item>
          <text:p text:style-name="P57"><text:span text:style-name="T1">Key Metrics:</text:span></text:p>
          <text:list>
            <text:list-item>
              <text:p text:style-name="P74"><text:span text:style-name="T1">Improvement: 100% ATS-Compliant formatting achieved.</text:span></text:p>
            </text:list-item>
            <text:list-item>
              <text:p text:style-name="P92"><text:span text:style-name="T1">Output: 1 Final "Gold Standard" Resume.</text:span></text:p>
            </text:list-item>
          </text:list>
        </text:list-item>
      </text:list>
      <text:p text:style-name="P96"><text:bookmark text:name="_l5q8b192gt64"/><text:span text:style-name="T4">18. Alumni Panel: The Reality of the Role</text:span></text:p>
      <text:list xml:id="list2771088392" text:style-name="WWNum9">
        <text:list-item>
          <text:p text:style-name="P58"><text:span text:style-name="T1">The Strategic "Why": Validation. Students need to see that the path is walkable. Alumni provide proof of concept and honest, unfiltered advice.</text:span></text:p>
        </text:list-item>
        <text:list-item>
          <text:p text:style-name="P58"><text:span text:style-name="T1">What to Expect: An open Q&amp;A where no question is off-limits—salaries, bad bosses, boring days, and career pivots.</text:span></text:p>
        </text:list-item>
        <text:list-item>
          <text:p text:style-name="P58"><text:span text:style-name="T1">Key Metrics:</text:span></text:p>
          <text:list>
            <text:list-item>
              <text:p text:style-name="P75"><text:span text:style-name="T1">Panelists: 3-5 Gainfully Employed Graduates.</text:span></text:p>
            </text:list-item>
            <text:list-item>
              <text:p text:style-name="P93"><text:span text:style-name="T1">Insights: Real-world salary ranges and daily expectation setting.</text:span></text:p>
            </text:list-item>
          </text:list>
        </text:list-item>
      </text:list>
      <text:p text:style-name="P22"/>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ogle Sans Text1" svg:font-family="'Google Sans Text'"/>
    <style:font-face style:name="Arial" svg:font-family="Arial" style:font-family-generic="roman" style:font-pitch="variable"/>
    <style:font-face style:name="Georgia" svg:font-family="Georgia"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Google Sans Text2"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 style:display-name="ListLabel 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 style:display-name="ListLabel 1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8" style:display-name="ListLabel 3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65" style:display-name="ListLabel 6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74" style:display-name="ListLabel 7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83" style:display-name="ListLabel 8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0" style:display-name="ListLabel 11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9" style:display-name="ListLabel 11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46" style:display-name="ListLabel 14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82" style:display-name="ListLabel 18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09" style:display-name="ListLabel 20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18" style:display-name="ListLabel 21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27" style:display-name="ListLabel 22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54" style:display-name="ListLabel 25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72" style:display-name="ListLabel 27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81" style:display-name="ListLabel 28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90" style:display-name="ListLabel 29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99" style:display-name="ListLabel 29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217" meta:word-count="2387" meta:character-count="15965" meta:non-whitespace-character-count="13960"/>
    <meta:generator>LibreOfficeDev/6.0.5.2$Linux_X86_64 LibreOffice_project/</meta:generator>
  </office:meta>
</office:document-meta>
</file>